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00cc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de mentale nouveau portfolio 01</text:p>
      <text:p text:style-name="Standard"/>
      <text:p text:style-name="Standard">Etapes :</text:p>
      <text:p text:style-name="Standard"/>
      <text:p text:style-name="Standard">1.Créer tous les composants de la page d'accueil → header/main/footer <text:span text:style-name="T1">fait</text:span></text:p>
      <text:p text:style-name="Standard">2.Créer un composant pour les trois fenêtres modales <text:span text:style-name="T1">fait</text:span></text:p>
      <text:p text:style-name="Standard">3.Créer les views, les routes et les router-view → Page d'accueil, Page erreur 404, Page figma <text:span text:style-name="T1">fait</text:span></text:p>
      <text:p text:style-name="Standard">4.Faire le menu(HTML, CSS) <text:span text:style-name="T1">fait</text:span></text:p>
      <text:p text:style-name="Standard">5.Faire le footer(HTML CSS) <text:span text:style-name="T1">fait</text:span></text:p>
      <text:p text:style-name="Standard">À faire pour le main :</text:p>
      <text:p text:style-name="Standard">6.Faire le header(courte présentation, HTML CSS)</text:p>
      <text:p text:style-name="Standard">7.Faire Mon CV(HTML CSS)</text:p>
      <text:p text:style-name="Standard">8.Faire Esp com(HTML CSS)</text:p>
      <text:p text:style-name="Standard">9.Faire Figma(HTML CSS)</text:p>
      <text:p text:style-name="Standard">10.Faire contact(HTML CSS)</text:p>
      <text:p text:style-name="Standard">11.Faire la fenêtre modale CV(HTML, CSS)</text:p>
      <text:p text:style-name="Standard">12.Faire le JS des fenêtres modales</text:p>
      <text:p text:style-name="Standard">13.Faire la fenêtre modale Esp com</text:p>
      <text:p text:style-name="Standard">14.Faire la fenêtre modale Figma</text:p>
      <text:p text:style-name="Standard">15.Faire la page Figma(HTML, CSS)</text:p>
      <text:p text:style-name="Standard">16.Faire la page erreur 404(HTML, CSS)</text:p>
      <text:p text:style-name="Standard">17.Faire l'envoi par e-mail pour le formulaire</text:p>
      <text:p text:style-name="Standard">18.Faire les liens d'ancrage du menu</text:p>
      <text:p text:style-name="Standard">19.Faire tous les router-link</text:p>
      <text:p text:style-name="Standard">20.Faire tous les effets graphiques(ombres, soulignement menu, opacité réseaux sociaux etc.)</text:p>
      <text:p text:style-name="Standard"/>
      <text:p text:style-name="Standard">Branches :</text:p>
      <text:p text:style-name="Standard"/>
      <text:p text:style-name="Standard">1.Créer les éléments de base du projet 1 → 3. <text:span text:style-name="T1">fait</text:span></text:p>
      <text:p text:style-name="Standard">2.Créer le menu et le footer 4 → 5. <text:span text:style-name="T1">fait</text:span></text:p>
      <text:p text:style-name="Standard">3.Créer les éléments de contenus du main 6 → 10.</text:p>
      <text:p text:style-name="Standard">4.Faire les fenêtres modales 11 → 14.</text:p>
      <text:p text:style-name="Standard">5.Faire la page Figma et la page erreur 404 15 → 16.</text:p>
      <text:p text:style-name="Standard">6.Permettre l'envoi de message avec le formulaire 17.</text:p>
      <text:p text:style-name="Standard">7.Coder les ancres et les router-link 18 → 19.</text:p>
      <text:p text:style-name="Standard">8.Faire tous les effets graphiques 2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-Claude MINOT</meta:initial-creator>
    <meta:creation-date>2024-03-02T13:38:07.73</meta:creation-date>
    <dc:date>2024-03-06T10:44:53.07</dc:date>
    <dc:creator>Jean-Claude MINOT</dc:creator>
    <meta:editing-duration>PT5H38M10S</meta:editing-duration>
    <meta:editing-cycles>9</meta:editing-cycles>
    <meta:generator>OpenOffice/4.1.9$Win32 OpenOffice.org_project/419m1$Build-9805</meta:generator>
    <meta:document-statistic meta:table-count="0" meta:image-count="0" meta:object-count="0" meta:page-count="1" meta:paragraph-count="32" meta:word-count="217" meta:character-count="1291"/>
  </office:meta>
</office:document-meta>
</file>